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row>
          <mover accent="true">
            <mi>n</mi>
            <mo stretchy="false">̂</mo>
          </mover>
        </mrow>
        <mrow>
          <msub>
            <mo stretchy="false">α</mo>
            <mi>r</mi>
          </msub>
        </mrow>
      </msub>
      <mrow>
        <mi/>
        <mo stretchy="false">=</mo>
        <mi/>
      </mrow>
      <msubsup>
        <mi>a</mi>
        <mrow>
          <msub>
            <mo stretchy="false">α</mo>
            <mi>r</mi>
          </msub>
        </mrow>
        <mo stretchy="false">†</mo>
      </msubsup>
      <mi/>
      <msub>
        <mi>a</mi>
        <mrow>
          <msub>
            <mo stretchy="false">α</mo>
            <mi>r</mi>
          </msub>
        </mrow>
      </msub>
    </mrow>
    <annotation encoding="StarMath 5.0">{hat n} _{%ialpha _r} ~=~ a _{%ialpha _r} ^%Ux2020 ` a _{%ialpha _r}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7T00:20:07.343000000</meta:creation-date>
    <meta:generator>LibreOffice/4.1.4.2$Windows_x86 LibreOffice_project/0a0440ccc0227ad9829de5f46be37cfb6edcf72</meta:generator>
  </office:meta>
</office:document-meta>
</file>